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resting heart rate of an inactive person is typically 60 bpm. (ref) <text:s/>The resting heart rate of trained long distance runners can be lower than 40 bpm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9T20:39:02.29</meta:creation-date>
    <meta:document-statistic meta:table-count="0" meta:image-count="0" meta:object-count="0" meta:page-count="1" meta:paragraph-count="1" meta:word-count="28" meta:character-count="156"/>
    <dc:date>2016-03-19T20:47:22.94</dc:date>
    <dc:creator>James Lombardi</dc:creator>
    <meta:editing-duration>PT8M22S</meta:editing-duration>
    <meta:editing-cycles>1</meta:editing-cycles>
    <meta:generator>OpenOffice/4.1.0$Win32 OpenOffice.org_project/410m18$Build-9764</meta:generator>
  </office:meta>
</office:document-meta>
</file>